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Heading_20_1">
      <style:paragraph-properties fo:margin-left="0in" fo:margin-right="0in" fo:text-indent="0in" style:auto-text-indent="false"/>
    </style:style>
    <style:style style:name="P5" style:family="paragraph" style:parent-style-name="Title" style:master-page-name="Standard">
      <style:paragraph-properties style:page-number="auto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fo:margin-left="0in" fo:margin-right="0in" fo:text-indent="0in" style:auto-text-indent="false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weight="bold" style:font-weight-asian="bold"/>
    </style:style>
    <style:style style:name="P9" style:family="paragraph" style:parent-style-name="Heading_20_2">
      <style:paragraph-properties fo:margin-left="0in" fo:margin-right="0in" fo:text-indent="0in" style:auto-text-indent="false"/>
    </style:style>
    <style:style style:name="T1" style:family="text">
      <style:text-properties style:font-name="Arial" style:font-name-complex="Arial1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PMT – <text:span text:style-name="T1">Indexed Pattern Matching Tool</text:span> </text:p>
      <text:p text:style-name="Standard"/>
      <text:p text:style-name="P8">Nome da ferramenta: IPMT</text:p>
      <text:p text:style-name="P1"/>
      <text:p text:style-name="P8">Grupo: Danilo Neves Ribeiro (dnr2)</text:p>
      <text:p text:style-name="P1"><text:s/>Vitor Hugo Antero de Melo (vham)</text:p>
      <text:p text:style-name="Standard"/>
      <text:h text:style-name="Heading_20_1" text:outline-level="1">Descrição do funcionamento da ferramenta</text:h>
      <text:p text:style-name="Standard"/>
      <text:p text:style-name="Standard">A ferramenta IPMT foi desenvolvida utilizando a linguagem de programação C++. Implementamos os seguintes algoritmos estudados em sala de aula que serão separados em duas categorias:</text:p>
      <text:p text:style-name="Standard"/>
      <text:p text:style-name="P2">Algoritmo de indexação:</text:p>
      <text:h text:style-name="Heading_20_2" text:outline-level="2">Árvore de Sufixos (Ukkonen)</text:h>
      <text:p text:style-name="Standard"/>
      <text:p text:style-name="Standard">As árvores de sufixo, baseada no algoritmo de Ukkonen [1] como vistas em sala, são mais eficientes na complexidade de tempo para construção de índices. Utilizamos esta opção para fazer a indexação do texto e ela se mostrou eficiente. Em [2] há um detalhamento da construção da árvore, e nosso algoritmo foi baseado neste site.</text:p>
      <text:p text:style-name="Standard"/>
      <text:h text:style-name="Heading_20_2" text:outline-level="2">Array de Sufixos</text:h>
      <text:p text:style-name="Standard"/>
      <text:p text:style-name="P3"><text:tab/>O array de sufixo implementado foi baseado no algoritmo tradicional introduzido por Manber &amp; Myers (1990), e tem a complexidade de construção em O(n * log(n)) - onde n é o tamanho da string – e de busca de O(m * log(n) + occ) - onde m é o tamanho do padrão e occ é o número de ocorrências. Apesar de ter uma contrução e busca um pouco mais lento o algoritmo implementado tem a vantagem de consumir um pouco menos de memória do que a arvore de sufixos. A implementação do algoritmo foi baseada na descrição contida no livro em [3].</text:p>
      <text:p text:style-name="Standard"/>
      <text:p text:style-name="P2">Algoritmo de compressão/descompressão:</text:p>
      <text:h text:style-name="Heading_20_2" text:outline-level="2">LZW</text:h>
      <text:p text:style-name="Standard"/>
      <text:p text:style-name="Standard">Para realizar a compressão e descompressão dos arquivos e das estruturas de dados, utilizamos o algoritmo de Lempel-Ziv-Welch (LZW), que é comumente utilizado em compressão de arquivos GIF. <text:span text:style-name="T4">Nós seguimos as dicas de implementação encontradas em [4]. Utilizamos a estrutura </text:span><text:span text:style-name="T3">map</text:span><text:span text:style-name="T4"> para o dicionário tanto na compressão quanto na descompressão.</text:span></text:p>
      <text:p text:style-name="Standard"/>
      <text:h text:style-name="Heading_20_1" text:outline-level="1"><text:soft-page-break/>Detalhes de implementação </text:h>
      <text:p text:style-name="Standard"/>
      <text:p text:style-name="Standard">Os arquivos de entrada são carregados completos na memória, em uma única string. Decidimos utilizar essa estratégia pois é necessário varrer a string de entrada para criar a árvore de sufixo de uma única vez.</text:p>
      <text:p text:style-name="Standard">A implementação do projeto segue a estrutura descrita na especificação. Os arquivos do código fonte se encontram na pasta <text:span text:style-name="T2">src/</text:span>, descritos a seguir:</text:p>
      <text:h text:style-name="Heading_20_2" text:outline-level="2">ipmt.cpp</text:h>
      <text:p text:style-name="Standard"/>
      <text:p text:style-name="Standard">Este é o arquivo de interface com o usuário, ele importa um segundo arquivo que contém a implementação dos algoritmos, <text:span text:style-name="T3">ipmt</text:span><text:span text:style-name="T2">_algorithm.h</text:span>. Seus objetivos incluem imprimir a ajuda, fazer <text:span text:style-name="T2">parse</text:span> nos argumentos de entrada, lidar com <text:span text:style-name="T2">wildcards</text:span> etc. <text:span text:style-name="T4">Ele também verifica se a execução deve ser do tipo </text:span><text:span text:style-name="T3">index</text:span><text:span text:style-name="T4"> ou </text:span><text:span text:style-name="T3">search</text:span><text:span text:style-name="T4">, e chama as funções correspondentes</text:span>.</text:p>
      <text:h text:style-name="Heading_20_2" text:outline-level="2">ipmt_algorithm.h</text:h>
      <text:p text:style-name="Standard"/>
      <text:p text:style-name="Standard">Define algumas constantes e as assinaturas dos métodos que são implementados em <text:span text:style-name="T3">ipmt</text:span><text:span text:style-name="T2">_algorithm.cpp</text:span>.</text:p>
      <text:h text:style-name="Heading_20_2" text:outline-level="2">ipmt_algorithm.cpp</text:h>
      <text:p text:style-name="Standard"/>
      <text:p text:style-name="Standard">Este arquivo contém os algoritmos de compressão e descompressão, e a lógica que chama as funções para criar índices e executar buscas. Implementa as funções definidas em <text:span text:style-name="T3">ipmt</text:span><text:span text:style-name="T2">_algorithm.h</text:span>, onde as principais funções <text:span text:style-name="T4">são </text:span><text:span text:style-name="T3">ipmt_index_*()</text:span><text:span text:style-name="T4"> e </text:span><text:span text:style-name="T3">ipmt_search()</text:span>, que servem de ligação entre a interface com o usuário (<text:span text:style-name="T3">ipmt</text:span><text:span text:style-name="T2">.cpp</text:span>) e suas funções.</text:p>
      <text:h text:style-name="Heading_20_2" text:outline-level="2">SuffixTree.cpp</text:h>
      <text:p text:style-name="Standard"/>
      <text:p text:style-name="Standard">Por questões de organização foi decidido criar uma estrutura para comportar todas as variáveis que definem a árvore de sufixos, bem como funções e variáveis que ajudam a construí-la. Caso essa estrutura não fosse criada seria necessário passar várias estruturas e <text:span text:style-name="T2">arrays</text:span> por parâmetro, ou fazer tudo em um único método, o que avaliamos inadequado. <text:s/>A estrutura da arvore foi representada por um array de arestas, já que desta forma seria mais direto a codificação e descodificação. Além disso foi utilizado a estrutura map de c++ para mapear quais as arestas que saiam de um determinado nó, considerando um determinado caractere (esta estrutura é faz busca em tempo logarítmico, talvez usar um hashmap aumentaria a parformance). Para serializar a arvore criamos uma string, onde o primeiro inteiro representa o numero de nós na arvore, e os demais n-1 inteiros representam as arestas (com informação do no inicial, no final label da aresta).</text:p>
      <text:p text:style-name="Standard"/>
      <text:p text:style-name="Standard"/>
      <text:h text:style-name="P9" text:outline-level="2"><text:soft-page-break/>SuffixArray.cpp</text:h>
      <text:p text:style-name="P3"/>
      <text:p text:style-name="P3"><text:tab/>Para construção do array de sufixo foi criado os arrays para armazenar os sufixos, os rankings e arrays temporários. A busca dos padrões é feita fazendo uma busca binária sobre o indice do array do sufixo.</text:p>
      <text:h text:style-name="Heading_20_1" text:outline-level="1">Bugs e lim<text:bookmark text:name="_GoBack"/>itações</text:h>
      <text:p text:style-name="Standard"/>
      <text:p text:style-name="Standard">Observamos que para muitos arquivos pequenos a compressão fica maior do que o arquivo original. Isso ocorre devido à baixa quantidade de padrões repetidos. Outra limitação ocorre no tamanho do dicionário não ser limitado, o que pode causar estouro de pilha dependendo do tamanho da entrada e da memória disponível durante a execução.</text:p>
      <text:p text:style-name="Standard">Outro bug foi que quando compilado no Linux a árvore joga um exceção na hora de dar free na memoria alocada. Este erro não ocorre no Windows (sistema operacional que utilizamos para fazer o código). Para solucionar o problema tivemos que forçar o encerramento do programa. Isso não afeta o resultado final, contudo não é possível indexar mais de um arquivo de texto na mesma execução.</text:p>
      <text:p text:style-name="Standard"/>
      <text:h text:style-name="P4" text:outline-level="1">Referências</text:h>
      <text:p text:style-name="P3"/>
      <text:p text:style-name="P3">[1] - E. Ukkonen. On-line construction of suffix trees. Algorithmica, 14(3):249-260, September 1995. </text:p>
      <text:p text:style-name="P3">[2] - <text:a xlink:type="simple" xlink:href="http://marknelson.us/1996/08/01/suffix-trees/">http://marknelson.us/1996/08/01/suffix-trees/</text:a></text:p>
      <text:p text:style-name="P3">[3] – S.Halim. Competitive Programming 3 – The new Lower Bound of Programming Contests. 2014.</text:p>
      <text:p text:style-name="P3">[4] - https://www.cs.duke.edu/csed/curious/compression/lzw.html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pt" fo:country="BR" style:letter-kerning="true" style:font-size-asian="11pt" style:language-asian="pt" style:country-asian="BR" style:font-size-complex="10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fo:color="#000000" style:font-name="Arial" fo:font-size="11pt" fo:language="pt" fo:country="BR" style:letter-kerning="true" style:font-name-asian="Arial1" style:font-size-asian="11pt" style:language-asian="pt" style:country-asian="BR" style:font-name-complex="Arial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="100%" fo:margin-left="0in" fo:margin-right="0in" fo:margin-top="0in" fo:margin-bottom="0in" fo:text-align="justify" style:justify-single-word="false" fo:orphans="2" fo:widows="2" fo:text-indent="0.5in" style:auto-text-indent="false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139in" fo:margin-bottom="0in" fo:keep-together="always" fo:keep-with-next="always"/>
      <style:text-properties style:font-name="Trebuchet MS" fo:font-size="16pt" style:font-name-asian="Trebuchet MS1" style:font-size-asian="16pt" style:font-name-complex="Trebuchet MS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39in" fo:margin-bottom="0in" fo:keep-together="always" fo:keep-with-next="always"/>
      <style:text-properties style:font-name="Trebuchet MS" fo:font-size="13pt" fo:font-weight="bold" style:font-name-asian="Trebuchet MS1" style:font-size-asian="13pt" style:font-weight-asian="bold" style:font-name-complex="Trebuchet MS1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11in" fo:margin-bottom="0in" fo:keep-together="always" fo:keep-with-next="always"/>
      <style:text-properties fo:color="#666666" style:font-name="Trebuchet MS" fo:font-size="12pt" fo:font-weight="bold" style:font-name-asian="Trebuchet MS1" style:font-size-asian="12pt" style:font-weight-asian="bold" style:font-name-complex="Trebuchet MS1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11in" fo:margin-bottom="0in" fo:keep-together="always" fo:keep-with-next="always"/>
      <style:text-properties fo:color="#666666" style:font-name="Trebuchet MS" style:text-underline-style="solid" style:text-underline-width="auto" style:text-underline-color="font-color" style:font-name-asian="Trebuchet MS1" style:font-name-complex="Trebuchet MS1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11in" fo:margin-bottom="0in" fo:keep-together="always" fo:keep-with-next="always"/>
      <style:text-properties fo:color="#666666" style:font-name="Trebuchet MS" style:font-name-asian="Trebuchet MS1" style:font-name-complex="Trebuchet MS1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11in" fo:margin-bottom="0in" fo:keep-together="always" fo:keep-with-next="always"/>
      <style:text-properties fo:color="#666666" style:font-name="Trebuchet MS" fo:font-style="italic" style:font-name-asian="Trebuchet MS1" style:font-style-asian="italic" style:font-name-complex="Trebuchet MS1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 fo:keep-together="always" fo:keep-with-next="always"/>
      <style:text-properties style:font-name="Trebuchet MS" fo:font-size="21pt" fo:font-weight="bold" style:font-name-asian="Trebuchet MS1" style:font-size-asian="21pt" style:font-weight-asian="bold" style:font-name-complex="Trebuchet MS1" style:font-size-complex="18pt" style:font-weight-complex="bold"/>
    </style:style>
    <style:style style:name="Subtitle" style:family="paragraph" style:parent-style-name="Standard" style:next-style-name="Text_20_body" style:default-outline-level="" style:class="chapter">
      <style:paragraph-properties fo:margin-top="0in" fo:margin-bottom="0.139in" fo:text-align="center" style:justify-single-word="false" fo:keep-together="always" fo:keep-with-next="always"/>
      <style:text-properties fo:color="#666666" style:font-name="Trebuchet MS" fo:font-size="13pt" fo:font-style="italic" style:font-name-asian="Trebuchet MS1" style:font-size-asian="13pt" style:font-style-asian="italic" style:font-name-complex="Trebuchet MS1" style:font-size-complex="14pt" style:font-style-complex="italic"/>
    </style:style>
    <style:style style:name="footnote_20_text" style:display-name="footnote text" style:family="paragraph" style:parent-style-name="Standard" style:default-outline-level="">
      <style:paragraph-properties fo:line-height="100%"/>
      <style:text-properties fo:font-size="10pt" style:font-size-asian="10pt"/>
    </style:style>
    <style:style style:name="No_20_Spacing" style:display-name="No Spacing" style:family="paragraph" style:default-outline-level="">
      <style:paragraph-properties fo:line-height="100%" fo:orphans="2" fo:widows="2" style:writing-mode="lr-tb"/>
      <style:text-properties style:use-window-font-color="true"/>
    </style:style>
    <style:style style:name="Foot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nota_20_de_20_rodapé_20_Char" style:display-name="Texto de nota de rodapé Char" style:family="text" style:parent-style-name="Default_20_Paragraph_20_Font">
      <style:text-properties fo:font-size="10pt" style:font-size-asian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latorio TPF PCC 2014.2.docx</dc:title>
    <meta:initial-creator>Vitor</meta:initial-creator>
    <meta:editing-cycles>100</meta:editing-cycles>
    <meta:print-date>2014-12-01T01:29:00</meta:print-date>
    <meta:creation-date>2014-12-01T00:46:00</meta:creation-date>
    <dc:date>2015-02-23T02:30:54.09</dc:date>
    <meta:editing-duration>PT2H21M32S</meta:editing-duration>
    <meta:generator>OpenOffice/4.0.1$Win32 OpenOffice.org_project/401m5$Build-9714</meta:generator>
    <meta:document-statistic meta:table-count="0" meta:image-count="0" meta:object-count="0" meta:page-count="3" meta:paragraph-count="35" meta:word-count="802" meta:character-count="507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